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3c7" officeooo:paragraph-rsid="001e8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1">#import smtplib</text:p>
      <text:p text:style-name="P1">import smtplib</text:p>
      <text:p text:style-name="P1">import getpass</text:p>
      <text:p text:style-name="P1">myemail=input("your email id :")</text:p>
      <text:p text:style-name="P1">password=getpass.getpass()</text:p>
      <text:p text:style-name="P1">recemail=input("receiver's email id :")</text:p>
      <text:p text:style-name="P1"/>
      <text:p text:style-name="P1">s=smtplib.SMTP('smtp.gmail.com',587)</text:p>
      <text:p text:style-name="P1"/>
      <text:p text:style-name="P1">s.starttls()</text:p>
      <text:p text:style-name="P1"/>
      <text:p text:style-name="P1">s.login(myemail,password)</text:p>
      <text:p text:style-name="P1"/>
      <text:p text:style-name="P1">message=input("hi! how r u , r u ready for the internals friend....ALL THE BEST , DO WELL")</text:p>
      <text:p text:style-name="P1"/>
      <text:p text:style-name="P1">s.sendmail("harshithamurthy170@gmail.com","jronsonpaul@gmail.com",message)</text:p>
      <text:p text:style-name="P1"/>
      <text:p text:style-name="P1">s.quit()</text:p>
      <text:p text:style-name="P1"/>
      <text:p text:style-name="P1"/>
      <text:p text:style-name="P1">output</text:p>
      <text:p text:style-name="P1"/>
      <text:p text:style-name="P1">your email id :harshithamurthy170@gmail.com</text:p>
      <text:p text:style-name="P1">Password: </text:p>
      <text:p text:style-name="P1">receiver's email id :jronsonpaul@gmail.com</text:p>
      <text:p text:style-name="P1">hi! how r u , r u ready for the internals friend....ALL THE BEST , DO W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56:03.084067184</meta:creation-date>
    <dc:date>2018-10-12T09:58:06.203952142</dc:date>
    <meta:editing-duration>PT2M6S</meta:editing-duration>
    <meta:editing-cycles>1</meta:editing-cycles>
    <meta:document-statistic meta:table-count="0" meta:image-count="0" meta:object-count="0" meta:page-count="1" meta:paragraph-count="18" meta:word-count="66" meta:character-count="570" meta:non-whitespace-character-count="521"/>
    <meta:generator>LibreOffice/6.0.3.2$Linux_X86_64 LibreOffice_project/00m0$Build-2</meta:generator>
  </office:meta>
</office:document-meta>
</file>